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center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Pseudocodice dell' algoritmo di Bellman-Ford:</text:span></text:p>
      <text:p text:style-name="P2"><text:span text:style-name="T1"/></text:p>
      <text:p text:style-name="P2"><text:span text:style-name="T1"/></text:p>
      <text:p text:style-name="P3"><draw:frame text:anchor-type="as-char" svg:width="146.45mm" svg:height="145.52mm" style:rel-width="scale" style:rel-height="scale"><draw:object-ole xlink:href="OleObj1"/><draw:image xlink:href="ObjectReplacements/OleObj1"/></draw:frame><text:span text:style-name="T1"/></text:p>
      <text:p text:style-name="P4"><text:span text:style-name="T2">Dove le righe 1-4 costituiscono la parte di inizializzazione (distanza a infinito per ogni nodo eccetto quello di partenza),</text:span></text:p>
      <text:p text:style-name="P4"><text:span text:style-name="T2">da 5 a 9 v'è l' iterazione |E|-1 volte su tutti gli archi (rilassamento) ed infine 10-13 è il controllo su ogni arco per verificare la presenza di cicli negativi.</text:span><text:span text:style-name="T3"/></text:p>
      <text:p text:style-name="P5"><text:span text:style-name="T3"/></text:p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